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3" text:anchor-type="page" text:anchor-page-number="1" svg:x="0cm" svg:y="-52.917cm" svg:width="1.247cm" svg:height="1.247cm" draw:z-index="0">
        <draw:floating-frame xlink:href="http://mediacdn.disqus.com/1334604299/build/system/def.html#xdm_e=http%3A%2F%2Fturbogears.org&amp;xdm_c=default5226&amp;xdm_p=1&amp;" xlink:type="simple" xlink:show="embed" xlink:actuate="onLoad" draw:frame-name="easyXDM_DISQUS_net_default5226_provider"/>
      </draw:frame>
      <text:h text:style-name="Heading_20_2" text:outline-level="2">Tgext.menu</text:h>
      <text:p text:style-name="Text_20_body">Unicode problem</text:p>
      <text:p text:style-name="Preformatted_20_Text">Change tgext/menu/functions.py, line 111 :</text:p>
      <text:p text:style-name="Preformatted_20_Text">return divmenu.render_unicode(menulist=menutree, name=menuname,</text:p>
      <text:p text:style-name="P1">vertical_menu=vertical)</text:p>
      <text:p text:style-name="Text_20_body">Vu chez Rotui, suite à transfert d'appel :</text:p>
      <text:p text:style-name="Preformatted_20_Text">16:25:12,957 WARNI [astportal2.lib.asterisk] Hangup: channel "AsyncGoto/DAHDI/i2/501040-46&lt;ZOMBIE&gt;" does not exit..</text:p>
      <text:p text:style-name="Preformatted_20_Text"/>
      <text:h text:style-name="Heading_20_2" text:outline-level="2">tgscheduler</text:h>
      <text:p text:style-name="Text_20_body">Utilisation de tgscheduler pour vérifier la connexion au manager, et reconnecter si nécessaire. Voir lib/app_globals.</text:p>
      <text:h text:style-name="Heading_20_2" text:outline-level="2">Phonebook</text:h>
      <text:p text:style-name="Text_20_body">Pour les nouveaux GXP (1450, 2100), le phonebook doit contenir le prénom et être encodé en UTF-8.</text:p>
      <text:h text:style-name="Heading_20_2" text:outline-level="2">Groupes d'appels</text:h>
      <text:p text:style-name="Text_20_body">CRUD + monitoring.</text:p>
      <text:p text:style-name="Text_20_body">Appel sortant par agent :</text:p>
      <text:p text:style-name="Preformatted_20_Text">Event: Newchannel <text:s text:c="68"/></text:p>
      <text:p text:style-name="Preformatted_20_Text">Privilege: call,all</text:p>
      <text:p text:style-name="Preformatted_20_Text">Channel: SIP/100-000001c8</text:p>
      <text:p text:style-name="Preformatted_20_Text">ChannelState: 0</text:p>
      <text:p text:style-name="Preformatted_20_Text">ChannelStateDesc: Down</text:p>
      <text:p text:style-name="Preformatted_20_Text">CallerIDNum: 100</text:p>
      <text:p text:style-name="Preformatted_20_Text">CallerIDName: J-D Girard</text:p>
      <text:p text:style-name="Preformatted_20_Text">AccountCode: </text:p>
      <text:p text:style-name="Preformatted_20_Text">Exten: 199</text:p>
      <text:p text:style-name="Preformatted_20_Text">Context: interne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4</text:p>
      <text:p text:style-name="Preformatted_20_Text">ChannelStateDesc: Ring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START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</text:p>
      <text:p text:style-name="Preformatted_20_Text">CallerIDrdnis: </text:p>
      <text:p text:style-name="Preformatted_20_Text">CallerIDdnid: </text:p>
      <text:p text:style-name="Preformatted_20_Text">Exten: 199</text:p>
      <text:p text:style-name="Preformatted_20_Text"><text:soft-page-break/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1</text:p>
      <text:p text:style-name="Preformatted_20_Text">Application: NoOp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2</text:p>
      <text:p text:style-name="Preformatted_20_Text">Application: Answer</text:p>
      <text:p text:style-name="Preformatted_20_Text">AppData: </text:p>
      <text:p text:style-name="Preformatted_20_Text">Uniqueid: 1310499724.643</text:p>
      <text:p text:style-name="Preformatted_20_Text"/>
      <text:p text:style-name="Preformatted_20_Text">Event: Newstate</text:p>
      <text:p text:style-name="Preformatted_20_Text">Privilege: call,all</text:p>
      <text:p text:style-name="Preformatted_20_Text">Channel: SIP/100-000001c8</text:p>
      <text:p text:style-name="Preformatted_20_Text">ChannelState: 6</text:p>
      <text:p text:style-name="Preformatted_20_Text">ChannelStateDesc: Up</text:p>
      <text:p text:style-name="Preformatted_20_Text">CallerIDNum: 100</text:p>
      <text:p text:style-name="Preformatted_20_Text">CallerIDName: J-D Girard</text:p>
      <text:p text:style-name="Preformatted_20_Text">Uniqueid: 1310499724.643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1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<text:soft-page-break/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ANSWER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Answer</text:p>
      <text:p text:style-name="Preformatted_20_Text">AppData: </text:p>
      <text:p text:style-name="Preformatted_20_Text">EventTime: 2011-07-12 09:42:04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2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2</text:p>
      <text:p text:style-name="Preformatted_20_Text">Paused: 0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3</text:p>
      <text:p text:style-name="Preformatted_20_Text">Application: Wait</text:p>
      <text:p text:style-name="Preformatted_20_Text">AppData: 1</text:p>
      <text:p text:style-name="Preformatted_20_Text">Uniqueid: 1310499724.643</text:p>
      <text:p text:style-name="Preformatted_20_Text"/>
      <text:p text:style-name="Preformatted_20_Text">Event: Newexten</text:p>
      <text:p text:style-name="Preformatted_20_Text">Privilege: dialplan,all</text:p>
      <text:p text:style-name="Preformatted_20_Text">Channel: SIP/100-000001c8</text:p>
      <text:p text:style-name="Preformatted_20_Text">Context: interne</text:p>
      <text:p text:style-name="Preformatted_20_Text">Extension: 199</text:p>
      <text:p text:style-name="Preformatted_20_Text">Priority: 4</text:p>
      <text:p text:style-name="Preformatted_20_Text">Application: Playback</text:p>
      <text:p text:style-name="Preformatted_20_Text">AppData: demo-echotest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</text:p>
      <text:p text:style-name="Preformatted_20_Text">Value: ssrc=979310711;themssrc=1824743738;lp=0;rxjitter=0.000118;rxcount=147;txjitter=0.000000;txcount=95;rlp=0;rtt=0.000000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JITTER</text:p>
      <text:p text:style-name="Preformatted_20_Text">Value: minrxjitter=0.000000;maxrxjitter=0.000000;avgrxjitter=0.000000;stdevrxjitter=0.000000;reported_minjitter=0.000000;reported_maxjitter=0.000000;reported_avgjitter=0.000000;reported_stdevjitter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LOSS</text:p>
      <text:p text:style-name="Preformatted_20_Text">Value: minrxlost=0.000000;maxrxlost=0.000000;avgrxlost=0.000000;stdevrxlost=0.000000;reported_minlost=0.000000;reported_maxlost=0.000000;reported_avglost=0.000000;repo<text:soft-page-break/>rted_stdevlos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RTPAUDIOQOSRTT</text:p>
      <text:p text:style-name="Preformatted_20_Text">Value: minrtt=0.000000;maxrtt=0.000000;avgrtt=0.000000;stdevrtt=0.000000;</text:p>
      <text:p text:style-name="Preformatted_20_Text">Uniqueid: 1310499724.643</text:p>
      <text:p text:style-name="Preformatted_20_Text"/>
      <text:p text:style-name="Preformatted_20_Text">Event: VarSet</text:p>
      <text:p text:style-name="Preformatted_20_Text">Privilege: dialplan,all</text:p>
      <text:p text:style-name="Preformatted_20_Text">Channel: SIP/100-000001c8</text:p>
      <text:p text:style-name="Preformatted_20_Text">Variable: PLAYBACKSTATUS</text:p>
      <text:p text:style-name="Preformatted_20_Text">Value: SUCCESS</text:p>
      <text:p text:style-name="Preformatted_20_Text">Uniqueid: 1310499724.643</text:p>
      <text:p text:style-name="Preformatted_20_Text"/>
      <text:p text:style-name="Preformatted_20_Text">Event: Hangup</text:p>
      <text:p text:style-name="Preformatted_20_Text">Privilege: call,all</text:p>
      <text:p text:style-name="Preformatted_20_Text">Channel: SIP/100-000001c8</text:p>
      <text:p text:style-name="Preformatted_20_Text">Uniqueid: 1310499724.643</text:p>
      <text:p text:style-name="Preformatted_20_Text">CallerIDNum: 100</text:p>
      <text:p text:style-name="Preformatted_20_Text">CallerIDName: J-D Girard</text:p>
      <text:p text:style-name="Preformatted_20_Text">Cause: 0</text:p>
      <text:p text:style-name="Preformatted_20_Text">Cause-txt: Unknown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HANGUP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ExtensionStatus</text:p>
      <text:p text:style-name="Preformatted_20_Text">Privilege: call,all</text:p>
      <text:p text:style-name="Preformatted_20_Text">Exten: 100</text:p>
      <text:p text:style-name="Preformatted_20_Text">Context: hints</text:p>
      <text:p text:style-name="Preformatted_20_Text">Hint: SIP/100</text:p>
      <text:p text:style-name="Preformatted_20_Text">Status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<text:soft-page-break/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CHAN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CEL</text:p>
      <text:p text:style-name="Preformatted_20_Text">Privilege: call,all</text:p>
      <text:p text:style-name="Preformatted_20_Text">EventName: LINKEDID_END</text:p>
      <text:p text:style-name="Preformatted_20_Text">AccountCode: </text:p>
      <text:p text:style-name="Preformatted_20_Text">CallerIDnum: 100</text:p>
      <text:p text:style-name="Preformatted_20_Text">CallerIDname: J-D Girard</text:p>
      <text:p text:style-name="Preformatted_20_Text">CallerIDani: 100</text:p>
      <text:p text:style-name="Preformatted_20_Text">CallerIDrdnis: </text:p>
      <text:p text:style-name="Preformatted_20_Text">CallerIDdnid: 199</text:p>
      <text:p text:style-name="Preformatted_20_Text">Exten: 199</text:p>
      <text:p text:style-name="Preformatted_20_Text">Context: interne</text:p>
      <text:p text:style-name="Preformatted_20_Text">Channel: SIP/100-000001c8</text:p>
      <text:p text:style-name="Preformatted_20_Text">Application: </text:p>
      <text:p text:style-name="Preformatted_20_Text">AppData: </text:p>
      <text:p text:style-name="Preformatted_20_Text">EventTime: 2011-07-12 09:42:07</text:p>
      <text:p text:style-name="Preformatted_20_Text">AMAFlags: DOCUMENTATION</text:p>
      <text:p text:style-name="Preformatted_20_Text">UniqueID: 1310499724.643</text:p>
      <text:p text:style-name="Preformatted_20_Text">LinkedID: 1310499724.643</text:p>
      <text:p text:style-name="Preformatted_20_Text">Userfield: </text:p>
      <text:p text:style-name="Preformatted_20_Text">Peer: 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Autor_MIL</text:p>
      <text:p text:style-name="Preformatted_20_Text">Location: SIP/100</text:p>
      <text:p text:style-name="Preformatted_20_Text"><text:soft-page-break/>MemberName: Girard Jean-Denis</text:p>
      <text:p text:style-name="Preformatted_20_Text">Membership: dynamic</text:p>
      <text:p text:style-name="Preformatted_20_Text">Penalty: 0</text:p>
      <text:p text:style-name="Preformatted_20_Text">CallsTaken: 0</text:p>
      <text:p text:style-name="Preformatted_20_Text">LastCall: 0</text:p>
      <text:p text:style-name="Preformatted_20_Text">Status: 1</text:p>
      <text:p text:style-name="Preformatted_20_Text">Paused: 0</text:p>
      <text:p text:style-name="Preformatted_20_Text"/>
      <text:p text:style-name="Preformatted_20_Text">Event: QueueMemberStatus</text:p>
      <text:p text:style-name="Preformatted_20_Text">Privilege: agent,all</text:p>
      <text:p text:style-name="Preformatted_20_Text">Queue: Hotline_MIL</text:p>
      <text:p text:style-name="Preformatted_20_Text">Location: SIP/100</text:p>
      <text:p text:style-name="Preformatted_20_Text">MemberName: Girard Jean-Denis</text:p>
      <text:p text:style-name="Preformatted_20_Text">Membership: dynamic</text:p>
      <text:p text:style-name="Preformatted_20_Text">Penalty: 0</text:p>
      <text:p text:style-name="Preformatted_20_Text">CallsTaken: 9</text:p>
      <text:p text:style-name="Preformatted_20_Text">LastCall: 1310186187</text:p>
      <text:p text:style-name="Preformatted_20_Text">Status: 1</text:p>
      <text:p text:style-name="Preformatted_20_Text">Paused: 0</text:p>
      <text:p text:style-name="Preformatted_20_Text"/>
      <text:p text:style-name="Preformatted_20_Text">action: logoff</text:p>
      <text:h text:style-name="Heading_20_2" text:outline-level="2">Tests automatiques avec SIPp et pjsua</text:h>
      <text:p text:style-name="Text_20_body">Par exemple, pour vérifier le bon fonctionnement de la surveillance du centre d'appels.</text:p>
      <text:p text:style-name="Text_20_body">Configurer pjsua pour s'enregistrer avec plusieurs comptes (ci-dessous 4), en mode réponse automatique, puis jouer éventuellement sur le nombre maximum d'appels pour garder un agent libre :</text:p>
      <text:p text:style-name="Preformatted_20_Text"># Logging options:</text:p>
      <text:p text:style-name="Preformatted_20_Text">--log-level 5</text:p>
      <text:p text:style-name="Preformatted_20_Text">--app-log-level 4</text:p>
      <text:p text:style-name="Preformatted_20_Text"/>
      <text:p text:style-name="Preformatted_20_Text"># Accounts:</text:p>
      <text:p text:style-name="Preformatted_20_Text">--id sip:PSIvtkJL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PSIvtkJL</text:p>
      <text:p text:style-name="Preformatted_20_Text">--password EJf2awWb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ci6S5MQU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ci6S5MQU</text:p>
      <text:p text:style-name="Preformatted_20_Text">--password hUxiqqow</text:p>
      <text:p text:style-name="Preformatted_20_Text">--use-timer 1</text:p>
      <text:p text:style-name="Preformatted_20_Text"/>
      <text:p text:style-name="Preformatted_20_Text">--next-account</text:p>
      <text:p text:style-name="Preformatted_20_Text">--id sip:aNXsYBDJ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aNXsYBDJ</text:p>
      <text:p text:style-name="Preformatted_20_Text">--password qdB6FQyc</text:p>
      <text:p text:style-name="Preformatted_20_Text">--use-timer 1</text:p>
      <text:p text:style-name="Preformatted_20_Text"/>
      <text:p text:style-name="Preformatted_20_Text">--next-account</text:p>
      <text:p text:style-name="Preformatted_20_Text"><text:soft-page-break/>--id sip:GuO9bpdH@192.168.10.106:5060</text:p>
      <text:p text:style-name="Preformatted_20_Text">--registrar sip:192.168.10.106:5060</text:p>
      <text:p text:style-name="Preformatted_20_Text">--reg-timeout 300</text:p>
      <text:p text:style-name="Preformatted_20_Text">--realm *</text:p>
      <text:p text:style-name="Preformatted_20_Text">--username GuO9bpdH</text:p>
      <text:p text:style-name="Preformatted_20_Text">--password heSuDN2R</text:p>
      <text:p text:style-name="Preformatted_20_Text">--use-timer 1</text:p>
      <text:p text:style-name="Preformatted_20_Text"/>
      <text:p text:style-name="Preformatted_20_Text"># Network settings:</text:p>
      <text:p text:style-name="Preformatted_20_Text">--local-port 5678</text:p>
      <text:p text:style-name="Preformatted_20_Text"/>
      <text:p text:style-name="Preformatted_20_Text"># Media settings:</text:p>
      <text:p text:style-name="Preformatted_20_Text">--snd-auto-close 1</text:p>
      <text:p text:style-name="Preformatted_20_Text">#using default --clock-rate 16000</text:p>
      <text:p text:style-name="Preformatted_20_Text">#using default --quality 8</text:p>
      <text:p text:style-name="Preformatted_20_Text">#using default --ec-tail 200</text:p>
      <text:p text:style-name="Preformatted_20_Text">#using default --ilbc-mode 30</text:p>
      <text:p text:style-name="Preformatted_20_Text">--rtp-port 4000</text:p>
      <text:p text:style-name="Preformatted_20_Text"/>
      <text:p text:style-name="Preformatted_20_Text"># User agent:</text:p>
      <text:p text:style-name="Preformatted_20_Text">--auto-answer 200</text:p>
      <text:p text:style-name="Preformatted_20_Text">--max-calls 3</text:p>
      <text:p text:style-name="Preformatted_20_Text"/>
      <text:p text:style-name="Preformatted_20_Text">#</text:p>
      <text:p text:style-name="Preformatted_20_Text"># Buddies:</text:p>
      <text:p text:style-name="Preformatted_20_Text">#</text:p>
      <text:p text:style-name="Preformatted_20_Text"/>
      <text:p text:style-name="Preformatted_20_Text"># SIP extensions:</text:p>
      <text:p text:style-name="Preformatted_20_Text">--use-timer 1</text:p>
      <text:p text:style-name="Text_20_body"/>
      <text:p text:style-name="Text_20_body">Ensuite lancer plusieurs appels simultanés avec SIPp (depuis le répertoire /usr/share/sipp), dans plusieurs consoles, pour appels plus aléatoires :</text:p>
      <text:p text:style-name="Preformatted_20_Text">sudo sipp -sn uac_pcap -d 66666 -s '1000' localhost -r 3 -rp 3333 -l 3</text:p>
      <text:p text:style-name="Preformatted_20_Text">sudo sipp -sn uac_pcap -d 11111 -s '1000' localhost -r 3 -rp 5555 -l 3</text:p>
      <text:p text:style-name="Preformatted_20_Text"><text:s/>. . .</text:p>
      <text:h text:style-name="Heading_20_2" text:outline-level="2">Exception « relais brisé »</text:h>
      <text:p text:style-name="Text_20_body">Ces exceptions semblent apparaître lorsqu'on quitte une page de surveillance (appels ou centre d'appels), après qu'on l'ait quitté. En effet, il y a une requête en cours, et lorsqu'elle se termine, le client a disparu. Ça ne pose a priori pas de problème.</text:p>
      <text:h text:style-name="Heading_20_2" text:outline-level="2">Popup Firefox </text:h>
      <text:p text:style-name="Text_20_body">Pour autoriser les ouvertures de popup sans « location bar » :</text:p>
      <text:p text:style-name="Preformatted_20_Text">dom.disable_window_open_feature.location;false</text:p>
      <text:h text:style-name="Heading_20_2" text:outline-level="2">Affichage fiche client</text:h>
      <text:p text:style-name="Text_20_body">La BDP souhaite pouvoir ouvrir une fiche :</text:p>
      <text:list xml:id="list20944673691" text:style-name="L1">
        <text:list-item>
          <text:p text:style-name="P2">client à la prise d'appel par l'agent, à afficher N secondes avant la mise en relation,</text:p>
        </text:list-item>
        <text:list-item>
          <text:p text:style-name="P2">compte rendu lorsque l'appel est raccroché.</text:p>
        </text:list-item>
      </text:list>
      <text:p text:style-name="Text_20_body">Actuellement l'ouverture de fiche à l'appel utilise l'option URL de la commande Queue ; rien n'est prévu pour le raccroché.</text:p>
      <text:p text:style-name="Text_20_body">Une solution consisterait à détecter les événements dans la fenêtre de surveillance des files (ou des <text:soft-page-break/>appels), et lorsque l'événement raccroché est détecté, ouvrir une fenêtre ; on pourrait aussi utiliser cette méthode pour l'appel entrant, ce qui permettrait d'être indépendant du softphone, voire utiliser un poste classique.</text:p>
      <text:p text:style-name="Text_20_body">Pour cela, l'idéal serait que les événements soient envoyés directement au navigateur : technologie HTML5 / Websockets. Tentative avec Moska, mais pas compris le fonctionnement, abandon.</text:p>
      <text:p text:style-name="Text_20_body">On peut continuer avec la technologie actuelle astportal21 : lib/asterisk.py reçoit et traite les événements, on peut donc déclencher une action dans l'interface templates/cc_monitor.py.</text:p>
      <text:p text:style-name="Text_20_body">Après différents essais, la solution consiste : </text:p>
      <text:list xml:id="list39877827" text:style-name="L2">
        <text:list-item>
          <text:p text:style-name="P3">à ajouter un Gosub dans les options de la commande Queue (idem avec Macro, mais Gosub est préféré),</text:p>
        </text:list-item>
        <text:list-item>
          <text:p text:style-name="P3">déclencher un événement utilisateur (AgentWillConnect) dans le Gosub, qui transmette certaines variables de canal intéressantes (memebername, callerid, uniqueid, channel) ; pour cela on doit utiliser la fonction master_channel, puisque le canal en cours dans le Gosub est celui de l'agent,</text:p>
        </text:list-item>
        <text:list-item>
          <text:p text:style-name="P3">ensuite faire une pause de N secondes dans le Gosub,</text:p>
        </text:list-item>
        <text:list-item>
          <text:p text:style-name="P3">dans lib/asterisk.py détecter le UserEvent AgentWillConnect, et ajouter les informations au dictionnaire members</text:p>
        </text:list-item>
        <text:list-item>
          <text:p text:style-name="P3">dans templates/cc_monitor.html, lorsque l'état de l'agent passe à 2 (utilisé), on regarde si l'agent correspond à celui qui va être connecté ; le cas échéant, on ouvre une fenêtre avec les paramètres qui permettent de retrouver le client,</text:p>
        </text:list-item>
        <text:list-item>
          <text:p text:style-name="P3">dans templates/cc_monitor.html, lorsque l'état de l'agent passe à 1 (raccroché), on ouvre la fenêtre de compte rendu d'appel.</text:p>
        </text:list-item>
      </text:list>
      <text:p text:style-name="Text_20_body">Paramètres de la file d'attente :</text:p>
      <text:p text:style-name="Preformatted_20_Text">[Groupe1]</text:p>
      <text:p text:style-name="Preformatted_20_Text">strategy = rrmemory</text:p>
      <text:p text:style-name="Preformatted_20_Text">wrapuptime = 0</text:p>
      <text:p text:style-name="Preformatted_20_Text">announce-frequency = 15</text:p>
      <text:p text:style-name="Preformatted_20_Text">min-announce-frequency = 0</text:p>
      <text:p text:style-name="Preformatted_20_Text">announce-holdtime = no</text:p>
      <text:p text:style-name="Preformatted_20_Text">announce-position = no</text:p>
      <text:p text:style-name="Preformatted_20_Text">ringinuse = no</text:p>
      <text:p text:style-name="Preformatted_20_Text">; memberdelay = 4</text:p>
      <text:p text:style-name="Preformatted_20_Text">;eventwhencalled = vars ; yes|no|vars</text:p>
      <text:p text:style-name="Preformatted_20_Text">setinterfacevar = yes</text:p>
      <text:p text:style-name="Preformatted_20_Text">;setqueuevar = yes</text:p>
      <text:p text:style-name="Preformatted_20_Text">setqueueentryvar = yes<text:tab/></text:p>
      <text:p text:style-name="Preformatted_20_Text">;membermacro = agent_connect</text:p>
      <text:p text:style-name="Text_20_body"/>
      <text:p text:style-name="Text_20_body">Contexte d'entrée dans la file (incluant le Gosub) :</text:p>
      <text:p text:style-name="Preformatted_20_Text">exten =&gt; s,1,NoOp(${CALLERID()} ${UNIQUEID})</text:p>
      <text:p text:style-name="Preformatted_20_Text">exten =&gt; s,2,Set(ASTP_test=1234abc)</text:p>
      <text:p text:style-name="Preformatted_20_Text">exten =&gt; s,3,Playback(astportal/ann_g1)</text:p>
      <text:p text:style-name="Preformatted_20_Text">exten =&gt; s,4,Queue(Groupe1,,,,,,,agent_connect)</text:p>
      <text:p text:style-name="Text_20_body"/>
      <text:p text:style-name="Text_20_body">Contexte associé au Gosub de Queue :</text:p>
      <text:p text:style-name="Preformatted_20_Text">[agent_connect]</text:p>
      <text:p text:style-name="Preformatted_20_Text">exten =&gt; s,1,Noop(uid=${UNIQUEID})</text:p>
      <text:p text:style-name="Preformatted_20_Text"/>
      <text:p text:style-name="Preformatted_20_Text"><text:s text:c="2"/>same =&gt; n,Verbose(2,AgentWillConnect,Agent: ${MEMBERNAME},HoldTime: $<text:soft-page-break/>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UserEvent(AgentWillConnect,Agent: ${MEMBERNAME},HoldTime: ${QEHOLDTIME},PeerChannel: ${MASTER_CHANNEL(CHANNEL)},PeerCallerid: ${MASTER_CHANNEL(CALLERID(all))},PeerUniqueid: ${MASTER_CHANNEL(UNIQUEID)},Custom1: ${MASTER_CHANNEL(ASTP_test)})</text:p>
      <text:p text:style-name="Preformatted_20_Text"/>
      <text:p text:style-name="Preformatted_20_Text"><text:s text:c="2"/>same =&gt; n,Wait(4)</text:p>
      <text:p text:style-name="Preformatted_20_Text"><text:s text:c="2"/>same =&gt; n,Return</text:p>
      <text:p text:style-name="Text_20_body"/>
      <text:p text:style-name="Text_20_body">Problèmes à voir : comment définir les paramètres depuis l'IHM (durée d'attente avant connexion de l'agent, et destination du Gosub, fiches à ouvrir par l'agent, ...) ? On ajoute ces paramètres à l'objet queue, et on les passe en tant que variables du plan de numérotation dans les applications. On peut ainsi directement régler le délai à la mise en relation. Pour les URL à la mise en relation ou au raccroché, on génère un événement, qui permet de stocker ces variables dans la structure member, et de les passer à la page cc_monitor via JSON.</text:p>
      <text:h text:style-name="Heading_20_3" text:outline-level="3">Authentification CAS</text:h>
      <text:p text:style-name="Text_20_body">À la demande de l'UPF, étude de la CAS-ification de l'application.</text:p>
      <text:p text:style-name="Text_20_body">Dans un premier temps suppression de l'authentification « standard » via SQLalchemy, et remplacée par la configuration normale de repoze.who :</text:p>
      <text:list xml:id="list1528966106" text:style-name="L3">
        <text:list-item>
          <text:p text:style-name="P4">suppresion des paramètres correspondants dans astportal2/config/app_cfg.py,</text:p>
        </text:list-item>
        <text:list-item>
          <text:p text:style-name="P4">création de who.ini,</text:p>
        </text:list-item>
        <text:list-item>
          <text:p text:style-name="P4">ajout du middleware repoze.who dans astportal2/config/middleware.py.</text:p>
        </text:list-item>
      </text:list>
      <text:p text:style-name="Text_20_body">À partir de là, l'application fonctionne comme avant, mais la configuration de repoze.who peut être librement modifiée.</text:p>
      <text:p text:style-name="Text_20_body">Installation du plugin repose.who.plugins.cas (easy_install repoze.who.plugins.cas), puis configuration dans who.ini de l'authentification via CAS.</text:p>
      <text:p text:style-name="Text_20_body">CAS fournit un userid ; pour faire le lien avec les utilisateurs / groupes / permissions du modèle d'authentification initial de Turbogears, il suffit de réutiliser les fournisseurs métadata standards de Turbogears, c'est à dire astportal2.lib.auth:md_plugin et <text:s/>astportal2.lib.auth:md_group_plugin.</text:p>
      <text:p text:style-name="Text_20_body">(référence <text:a xlink:type="simple" xlink:href="http://turbogears.org/2.1/docs/main/Auth/index.html">http://turbogears.org/2.1/docs/main/Auth/index.html</text:a>)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FreeSans1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2T09:45:32</meta:creation-date>
    <dc:date>2012-06-04T10:24:03</dc:date>
    <meta:editing-duration>P2DT22H9M23S</meta:editing-duration>
    <meta:editing-cycles>23</meta:editing-cycles>
    <meta:generator>LibreOffice/3.5$Linux_X86_64 LibreOffice_project/350m1$Build-2</meta:generator>
    <meta:document-statistic meta:table-count="0" meta:image-count="0" meta:object-count="1" meta:page-count="10" meta:paragraph-count="455" meta:word-count="1656" meta:character-count="13573" meta:non-whitespace-character-count="12311"/>
  </office:meta>
</office:document-meta>
</file>